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00000013A75551D6F.png"/>
  <manifest:file-entry manifest:media-type="" manifest:full-path="Pictures/20000007000017E1000009EDDED48A1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/>
    </style:style>
    <style:style style:name="P4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7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8" style:family="paragraph" style:parent-style-name="Text_20_body">
      <style:paragraph-properties loext:contextual-spacing="false"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9" style:family="paragraph" style:parent-style-name="Standard">
      <style:text-properties style:font-name="Arial1" fo:font-size="9pt" style:font-size-asian="9pt" style:font-name-complex="Arial1" style:font-size-complex="9pt"/>
    </style:style>
    <style:style style:name="P10" style:family="paragraph" style:parent-style-name="Standard">
      <style:paragraph-properties style:snap-to-layout-grid="false"/>
      <style:text-properties style:font-name="Arial1"/>
    </style:style>
    <style:style style:name="P11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12" style:family="paragraph" style:parent-style-name="Standard"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7" style:family="paragraph" style:parent-style-name="Standard">
      <style:paragraph-properties style:text-autospace="none" style:snap-to-layout-grid="false"/>
      <style:text-properties style:font-name="Arial1" fo:font-size="11pt" fo:font-weight="normal" style:font-name-asian="Times New Roman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9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2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1" fo:font-size="11pt" style:font-size-asian="11pt" style:font-name-complex="Arial1" style:font-size-complex="11pt"/>
    </style:style>
    <style:style style:name="P27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8" style:family="paragraph" style:parent-style-name="Texte_20_de_20_saisie">
      <style:text-properties style:font-name="Arial1" fo:font-size="11pt" style:font-size-asian="11pt" style:font-size-complex="11pt"/>
    </style:style>
    <style:style style:name="P2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1" fo:font-size="11pt" style:font-size-asian="11pt" style:font-size-complex="11pt"/>
    </style:style>
    <style:style style:name="P30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1" fo:font-size="11pt" style:font-size-asian="11pt" style:font-size-complex="11pt"/>
    </style:style>
    <style:style style:name="P31" style:family="paragraph" style:parent-style-name="Text_20_body" style:master-page-name="First_20_Page">
      <style:paragraph-properties style:page-number="auto"/>
      <style:text-properties style:font-name="Arial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Times New Roman" style:font-name-complex="Arial1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/>
    </style:style>
    <style:style style:name="T5" style:family="text">
      <style:text-properties style:font-name="Arial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  <text:user-field-decl office:value-type="string" office:string-value="" text:name="nvstructurereferente_lib_struc"/>
        <text:user-field-decl office:value-type="string" office:string-value="" text:name="nvstructurereferente_numtel"/>
        <text:user-field-decl office:value-type="string" office:string-value="" text:name="nvstructurereferente_num_voie"/>
        <text:user-field-decl office:value-type="string" office:string-value="" text:name="nvstructurereferente_type_voie"/>
        <text:user-field-decl office:value-type="string" office:string-value="" text:name="nvstructurereferente_nom_voie"/>
        <text:user-field-decl office:value-type="string" office:string-value="" text:name="nvstructurereferente_code_postal"/>
        <text:user-field-decl office:value-type="string" office:string-value="" text:name="nvstructurereferente_ville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pdv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7"><text:span text:style-name="T4"><text:user-field-get text:name="personne_qual"/></text:span><text:span text:style-name="T4"> <text:s/></text:span><text:span text:style-name="T4"><text:user-field-get text:name="personne_prenom"/></text:span><text:span text:style-name="T4"> </text:span><text:span text:style-name="T4"><text:user-field-get text:name="personne_nom"/></text:span></text:p>
              <text:p text:style-name="P11"><text:user-field-get text:name="adresse_numvoie"/> <text:s text:c="2"/><text:span text:style-name="T4"><text:user-field-get text:name="adresse_libtypevoie"/></text:span><text:span text:style-name="T4"> <text:s/></text:span><text:span text:style-name="T4"><text:user-field-get text:name="adresse_nomvoie"/></text:span></text:p>
              <text:p text:style-name="P20"><text:hidden-paragraph text:condition="ooow:adresse_compladr==&quot;&quot;" text:is-hidden="true"/><text:user-field-get text:name="adresse_compladr"/></text:p>
              <text:p text:style-name="P20"><text:hidden-paragraph text:condition="ooow:adresse_complideadr==&quot;&quot;" text:is-hidden="true"/><text:user-field-get text:name="adresse_complideadr"/></text:p>
              <text:p text:style-name="P13"><text:span text:style-name="T2"><text:user-field-get text:name="adresse_codepos"/></text:span><text:span text:style-name="T2"> </text:span><text:span text:style-name="T2"><text:user-field-get text:name="adresse_nomcom"/></text:span></text:p>
            </table:table-cell>
          </table:table-row>
          <table:table-row table:style-name="Tableau1.2">
            <table:table-cell table:style-name="Tableau1.A1" office:value-type="string">
              <text:p text:style-name="P18">Réf :</text:p>
            </table:table-cell>
            <table:table-cell table:style-name="Tableau1.A1" table:number-columns-spanned="2" office:value-type="string">
              <text:p text:style-name="P19"><text:s/><text:span text:style-name="T3">DPAS/SIS/N° CAF </text:span><text:span text:style-name="T3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8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8"><text:span text:style-name="T4"><text:user-field-get text:name="user_prenom">user_prenom</text:user-field-get></text:span> <text:bookmark-start text:name="Texte7"/><text:span text:style-name="T4"><text:user-field-get text:name="user_nom">user_nom</text:user-field-get></text:span><text:bookmark-end text:name="Texte7"/><text:span text:style-name="T4">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8"><text:text-input text:description="">Tél. : </text:text-input></text:p>
            </table:table-cell>
            <table:table-cell table:style-name="Tableau1.A1" table:number-columns-spanned="2" office:value-type="string">
              <text:p text:style-name="P18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4">Bobigny, le <text:date style:data-style-name="N36" text:date-value="2016-02-02T17:41:05.51">02/02/2016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21"/>
        <text:p text:style-name="P21"/>
        <text:p text:style-name="P21"><text:user-field-get text:name="personne_qual"/>,</text:p>
        <text:p text:style-name="P21"/>
        <text:p text:style-name="P21">Vous êtes bénéficiaire du Revenu Solidarité Active (RSA).</text:p>
        <text:p text:style-name="P15"/>
        <text:p text:style-name="P16">A ce titre et compte tenu de votre situation, vous bénéficiez obligatoirement d’un accompagnement confié à un référent<text:span text:style-name="T6">A</text:span>, pour mettre en œuvre votre projet d’insertion et signer un Contrat d’Engagement Réciproque (CER).</text:p>
        <text:p text:style-name="P16">Vous avez reçu précédemment un courrier vous informant de la démarche.</text:p>
        <text:p text:style-name="P16"/>
        <text:p text:style-name="P16">Suite à votre déménagement, vous restez <text:conditional-text text:condition="ooow:personne_qual == &quot;Monsieur&quot;" text:string-value-if-true="soumis" text:string-value-if-false="soumise" text:current-value="true">soumise</text:conditional-text> <text:span text:style-name="T5">à l’obligation d’accompagnement sur votre nouvelle ville de résidence</text:span> </text:p>
        <text:p text:style-name="P16"/>
        <text:p text:style-name="P23">Le service que vous devez contacter pour effectuer ces démarches est le suivant :</text:p>
        <text:p text:style-name="P23"/>
        <text:p text:style-name="P24"><text:user-field-get text:name="nvstructurereferente_lib_struc"/></text:p>
        <text:p text:style-name="P24"><text:user-field-get text:name="nvstructurereferente_num_voie"/> <text:user-field-get text:name="nvstructurereferente_type_voie"/> <text:user-field-get text:name="nvstructurereferente_nom_voie"/></text:p>
        <text:p text:style-name="P24"><text:user-field-get text:name="nvstructurereferente_code_postal"/> <text:user-field-get text:name="nvstructurereferente_ville"/></text:p>
        <text:p text:style-name="P24"><text:user-field-get text:name="nvstructurereferente_numtel"/></text:p>
        <text:p text:style-name="P25"/>
        <text:p text:style-name="P6">Vous disposez d’un délai de deux mois à compter de ce jour pour souscrire un CER avec votre référent si ce n’est déjà fait.</text:p>
        <text:p text:style-name="P5"><text:span text:style-name="T5">La loi prévoit que le non respect de cette obligation peut donner lieu à une suspension du versement de votre allocation.</text:span> </text:p>
        <text:p text:style-name="P16"/>
        <text:p text:style-name="P26">Dans le cas où le service référent désigné dans le présent courrier ne conviendrait pas à votre situation, vous devrez l’indiquer lors de votre premier entretien.</text:p>
        <text:p text:style-name="P22"/>
        <text:p text:style-name="P22">Je vous prie de croire, <text:user-field-get text:name="personne_qual"/>, à l'assurance de mes salutations distinguées.</text:p>
        <text:p text:style-name="P28"/>
        <text:p text:style-name="P28"/>
        <text:p text:style-name="P28"/>
        <text:p text:style-name="P29"><text:soft-page-break/>Pour le Président du Conseil départemental</text:p>
        <text:p text:style-name="P29">et par délégation</text:p>
        <text:p text:style-name="P30"><draw:frame draw:style-name="fr1" draw:name="images3" text:anchor-type="paragraph" svg:x="7.313cm" svg:y="0.056cm" svg:width="5.895cm" svg:height="1.466cm" draw:z-index="1"><draw:image xlink:href="Pictures/20000007000017E1000009EDDED48A1E.svm" xlink:type="simple" xlink:show="embed" xlink:actuate="onLoad"/></draw:frame>Clotilde Cottineau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MP4" style:family="paragraph" style:parent-style-name="Text_20_body">
      <style:paragraph-properties loext:contextual-spacing="false"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MP5" style:family="paragraph" style:parent-style-name="Standard">
      <style:text-properties style:font-name="Arial1" fo:font-size="9pt" style:font-size-asian="9pt" style:font-name-complex="Arial1" style:font-size-complex="9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Clotilde Cottineau</text:p>
        <text:p text:style-name="MP3">Cheffe de Service Adjointe de l’Insertion</text:p>
        <text:p text:style-name="MP4">et de la Solidarité </text:p>
      </style:header>
      <style:footer>
        <text:p text:style-name="MP5"><text:span text:style-name="Footnote_20_Symbol"><text:span text:style-name="MT1">A</text:span></text:span><text:span text:style-name="MT1"> Article L. 262-29 du Code de l’action sociale et des famill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0T15:09:15.64</meta:creation-date>
    <meta:editing-duration>PT00H05M10S</meta:editing-duration>
    <meta:editing-cycles>10</meta:editing-cycles>
    <meta:generator>OpenOffice.org/3.2$Win32 OpenOffice.org_project/320m12$Build-9483</meta:generator>
    <dc:date>2016-02-02T17:41:05.41</dc:date>
    <dc:creator>linda baitech</dc:creator>
    <meta:document-statistic meta:table-count="1" meta:image-count="2" meta:object-count="0" meta:page-count="2" meta:paragraph-count="31" meta:word-count="216" meta:character-count="1377"/>
  </office:meta>
</office:document-meta>
</file>